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6f7" officeooo:paragraph-rsid="000226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ii divas e divos, como vocês estão? Vocês sabiam que o álbum dos prédios deluxe, e o evom são os álbuns mais famosos do veigh!! Não sei vocês mais gosto muito das musicas dele e de assistir filmes e seri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5:56:43.743567442</meta:creation-date>
    <dc:date>2025-08-14T16:06:20.139910490</dc:date>
    <meta:editing-duration>PT9M3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40" meta:character-count="208" meta:non-whitespace-character-count="169"/>
  </office:meta>
</office:document-meta>
</file>